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cc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row table:style-name="ro2">
          <table:table-cell table:style-name="ce1" office:value-type="string">
            <text:p>FrameNumber</text:p>
          </table:table-cell>
          <table:table-cell table:style-name="ce2" office:value-type="string">
            <text:p>HasKermit</text:p>
          </table:table-cell>
          <table:table-cell table:style-name="ce4" office:value-type="string">
            <text:p>HasMsPiggy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3">
            <text:p>5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4">
            <text:p>5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6">
            <text:p>5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7">
            <text:p>5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8">
            <text:p>5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9">
            <text:p>5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1">
            <text:p>5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2">
            <text:p>5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4">
            <text:p>5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6">
            <text:p>5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7">
            <text:p>5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9">
            <text:p>5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1">
            <text:p>5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3">
            <text:p>5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6">
            <text:p>5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7">
            <text:p>5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8">
            <text:p>5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4">
            <text:p>5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6">
            <text:p>5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7">
            <text:p>5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8">
            <text:p>5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9">
            <text:p>5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1">
            <text:p>5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2">
            <text:p>5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3">
            <text:p>5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4">
            <text:p>5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6">
            <text:p>5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1">
            <text:p>5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1">
            <text:p>5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2">
            <text:p>5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4">
            <text:p>5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7">
            <text:p>5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9">
            <text:p>5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1">
            <text:p>5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3">
            <text:p>5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4">
            <text:p>5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8">
            <text:p>5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9">
            <text:p>5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2">
            <text:p>6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4">
            <text:p>6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7">
            <text:p>6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2">
            <text:p>6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8">
            <text:p>6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9">
            <text:p>6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1">
            <text:p>6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6">
            <text:p>6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7">
            <text:p>6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1">
            <text:p>6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8">
            <text:p>6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4">
            <text:p>6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1">
            <text:p>7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2">
            <text:p>7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6">
            <text:p>7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7">
            <text:p>7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8">
            <text:p>7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9">
            <text:p>7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2">
            <text:p>7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4">
            <text:p>7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7">
            <text:p>7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8">
            <text:p>7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9">
            <text:p>7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1">
            <text:p>7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2">
            <text:p>7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6">
            <text:p>7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7">
            <text:p>7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8">
            <text:p>7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29">
            <text:p>72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1">
            <text:p>731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1">
            <text:p>741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2">
            <text:p>742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3">
            <text:p>743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8">
            <text:p>748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9">
            <text:p>74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6">
            <text:p>756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6">
            <text:p>776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7">
            <text:p>787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89">
            <text:p>789</text:p>
          </table:table-cell>
          <table:table-cell table:style-name="ce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1">
            <text:p>7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2">
            <text:p>7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3">
            <text:p>7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4">
            <text:p>7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6">
            <text:p>7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7">
            <text:p>7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8">
            <text:p>7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9">
            <text:p>7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2">
            <text:p>8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3">
            <text:p>8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4">
            <text:p>8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6">
            <text:p>8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8">
            <text:p>8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9">
            <text:p>8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2">
            <text:p>8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4">
            <text:p>8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6">
            <text:p>8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1">
            <text:p>8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2">
            <text:p>8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69">
            <text:p>8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4">
            <text:p>8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4">
            <text:p>8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7">
            <text:p>8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99">
            <text:p>8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">
            <text:p>9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">
            <text:p>9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">
            <text:p>9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">
            <text:p>9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">
            <text:p>9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">
            <text:p>9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2">
            <text:p>9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6">
            <text:p>9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7">
            <text:p>9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8">
            <text:p>9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9">
            <text:p>9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1">
            <text:p>9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2">
            <text:p>9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4">
            <text:p>9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8">
            <text:p>9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29">
            <text:p>9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2">
            <text:p>9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6">
            <text:p>9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39">
            <text:p>9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3">
            <text:p>9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1">
            <text:p>9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9">
            <text:p>9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3">
            <text:p>9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8">
            <text:p>9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4">
            <text:p>9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6">
            <text:p>9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7">
            <text:p>9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89">
            <text:p>9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1">
            <text:p>9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3">
            <text:p>9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9">
            <text:p>9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2">
            <text:p>10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8">
            <text:p>10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19">
            <text:p>10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2">
            <text:p>10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4">
            <text:p>10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6">
            <text:p>10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8">
            <text:p>10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9">
            <text:p>10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1">
            <text:p>10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2">
            <text:p>10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3">
            <text:p>10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4">
            <text:p>10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6">
            <text:p>10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7">
            <text:p>10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8">
            <text:p>10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9">
            <text:p>10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2">
            <text:p>10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3">
            <text:p>10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4">
            <text:p>10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6">
            <text:p>10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7">
            <text:p>10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8">
            <text:p>10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59">
            <text:p>10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2">
            <text:p>10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3">
            <text:p>10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4">
            <text:p>10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6">
            <text:p>10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7">
            <text:p>10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8">
            <text:p>10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69">
            <text:p>10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1">
            <text:p>10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2">
            <text:p>10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4">
            <text:p>10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7">
            <text:p>10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8">
            <text:p>10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79">
            <text:p>10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1">
            <text:p>10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2">
            <text:p>10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3">
            <text:p>10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4">
            <text:p>10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6">
            <text:p>10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7">
            <text:p>10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89">
            <text:p>10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3">
            <text:p>10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4">
            <text:p>10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6">
            <text:p>10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7">
            <text:p>10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8">
            <text:p>10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99">
            <text:p>10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1">
            <text:p>11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2">
            <text:p>11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3">
            <text:p>11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4">
            <text:p>11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6">
            <text:p>11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8">
            <text:p>11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19">
            <text:p>11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2">
            <text:p>11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3">
            <text:p>11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4">
            <text:p>11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6">
            <text:p>11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7">
            <text:p>11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8">
            <text:p>11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29">
            <text:p>11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1">
            <text:p>11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3">
            <text:p>11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4">
            <text:p>11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6">
            <text:p>11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7">
            <text:p>11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8">
            <text:p>11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39">
            <text:p>11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1">
            <text:p>11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2">
            <text:p>11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3">
            <text:p>11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6">
            <text:p>11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7">
            <text:p>11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8">
            <text:p>11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49">
            <text:p>11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3">
            <text:p>11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4">
            <text:p>11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6">
            <text:p>11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7">
            <text:p>11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8">
            <text:p>11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59">
            <text:p>11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1">
            <text:p>11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2">
            <text:p>11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3">
            <text:p>11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4">
            <text:p>11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6">
            <text:p>11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7">
            <text:p>11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8">
            <text:p>11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9">
            <text:p>11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1">
            <text:p>11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2">
            <text:p>11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3">
            <text:p>11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4">
            <text:p>11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6">
            <text:p>11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7">
            <text:p>11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8">
            <text:p>11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79">
            <text:p>11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1">
            <text:p>11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2">
            <text:p>11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3">
            <text:p>11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4">
            <text:p>11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6">
            <text:p>11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7">
            <text:p>11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8">
            <text:p>11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9">
            <text:p>11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1">
            <text:p>11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2">
            <text:p>11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3">
            <text:p>11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4">
            <text:p>11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6">
            <text:p>11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7">
            <text:p>11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8">
            <text:p>11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99">
            <text:p>11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1">
            <text:p>12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3">
            <text:p>12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4">
            <text:p>12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6">
            <text:p>12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7">
            <text:p>12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8">
            <text:p>12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9">
            <text:p>12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1">
            <text:p>12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2">
            <text:p>12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3">
            <text:p>12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4">
            <text:p>12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7">
            <text:p>12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8">
            <text:p>12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19">
            <text:p>12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1">
            <text:p>12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2">
            <text:p>12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3">
            <text:p>12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4">
            <text:p>12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6">
            <text:p>12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7">
            <text:p>12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8">
            <text:p>12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29">
            <text:p>12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1">
            <text:p>12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2">
            <text:p>12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3">
            <text:p>12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4">
            <text:p>12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6">
            <text:p>12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7">
            <text:p>12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8">
            <text:p>12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9">
            <text:p>12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1">
            <text:p>12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2">
            <text:p>12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3">
            <text:p>12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4">
            <text:p>12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6">
            <text:p>12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7">
            <text:p>12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8">
            <text:p>12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49">
            <text:p>12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1">
            <text:p>12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2">
            <text:p>12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3">
            <text:p>12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4">
            <text:p>12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6">
            <text:p>125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7">
            <text:p>125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8">
            <text:p>125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59">
            <text:p>125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1">
            <text:p>126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2">
            <text:p>126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3">
            <text:p>126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4">
            <text:p>126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6">
            <text:p>126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7">
            <text:p>12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69">
            <text:p>126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1">
            <text:p>127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2">
            <text:p>127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3">
            <text:p>127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4">
            <text:p>127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6">
            <text:p>12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7">
            <text:p>12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8">
            <text:p>127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79">
            <text:p>127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1">
            <text:p>128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2">
            <text:p>128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6">
            <text:p>128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7">
            <text:p>128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8">
            <text:p>128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9">
            <text:p>128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1">
            <text:p>129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2">
            <text:p>129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3">
            <text:p>129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4">
            <text:p>12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6">
            <text:p>12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7">
            <text:p>12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8">
            <text:p>12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1">
            <text:p>13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2">
            <text:p>13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3">
            <text:p>13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4">
            <text:p>13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6">
            <text:p>13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7">
            <text:p>13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8">
            <text:p>13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09">
            <text:p>13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1">
            <text:p>13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2">
            <text:p>13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3">
            <text:p>13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4">
            <text:p>13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7">
            <text:p>13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8">
            <text:p>13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19">
            <text:p>13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1">
            <text:p>13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2">
            <text:p>13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3">
            <text:p>13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4">
            <text:p>13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6">
            <text:p>13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7">
            <text:p>13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8">
            <text:p>13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29">
            <text:p>13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1">
            <text:p>13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2">
            <text:p>13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3">
            <text:p>13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4">
            <text:p>13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6">
            <text:p>13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7">
            <text:p>13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8">
            <text:p>13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39">
            <text:p>13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1">
            <text:p>134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2">
            <text:p>134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3">
            <text:p>134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6">
            <text:p>134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7">
            <text:p>134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8">
            <text:p>134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49">
            <text:p>134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1">
            <text:p>135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2">
            <text:p>135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3">
            <text:p>135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4">
            <text:p>135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6">
            <text:p>135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7">
            <text:p>135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8">
            <text:p>135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59">
            <text:p>135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1">
            <text:p>136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2">
            <text:p>136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3">
            <text:p>136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4">
            <text:p>136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6">
            <text:p>136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7">
            <text:p>136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8">
            <text:p>136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69">
            <text:p>136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1">
            <text:p>137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2">
            <text:p>137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3">
            <text:p>137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4">
            <text:p>137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6">
            <text:p>137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7">
            <text:p>137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8">
            <text:p>137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79">
            <text:p>137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1">
            <text:p>138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2">
            <text:p>138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3">
            <text:p>138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4">
            <text:p>138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6">
            <text:p>138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7">
            <text:p>138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8">
            <text:p>138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89">
            <text:p>138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1">
            <text:p>139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2">
            <text:p>139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3">
            <text:p>139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4">
            <text:p>139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6">
            <text:p>139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7">
            <text:p>139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8">
            <text:p>139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99">
            <text:p>139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1">
            <text:p>140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2">
            <text:p>140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3">
            <text:p>140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4">
            <text:p>140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6">
            <text:p>140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7">
            <text:p>140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9">
            <text:p>140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1">
            <text:p>141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2">
            <text:p>141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3">
            <text:p>141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4">
            <text:p>141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6">
            <text:p>141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8">
            <text:p>141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19">
            <text:p>141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1">
            <text:p>142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2">
            <text:p>142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3">
            <text:p>142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4">
            <text:p>142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6">
            <text:p>142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7">
            <text:p>142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8">
            <text:p>142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29">
            <text:p>142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1">
            <text:p>14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2">
            <text:p>1432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3">
            <text:p>1433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4">
            <text:p>1434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6">
            <text:p>1436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7">
            <text:p>1437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8">
            <text:p>143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39">
            <text:p>1439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2">
            <text:p>144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3">
            <text:p>144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4">
            <text:p>144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6">
            <text:p>144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7">
            <text:p>144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8">
            <text:p>144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49">
            <text:p>144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1">
            <text:p>145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2">
            <text:p>145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3">
            <text:p>145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4">
            <text:p>145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6">
            <text:p>145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7">
            <text:p>145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8">
            <text:p>145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59">
            <text:p>145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1">
            <text:p>146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2">
            <text:p>146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3">
            <text:p>146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4">
            <text:p>146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6">
            <text:p>146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7">
            <text:p>146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8">
            <text:p>146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69">
            <text:p>146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1">
            <text:p>147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4">
            <text:p>147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6">
            <text:p>147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7">
            <text:p>147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8">
            <text:p>147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79">
            <text:p>147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1">
            <text:p>148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2">
            <text:p>148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3">
            <text:p>148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4">
            <text:p>148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6">
            <text:p>148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7">
            <text:p>148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8">
            <text:p>148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89">
            <text:p>148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1">
            <text:p>1491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2">
            <text:p>1492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3">
            <text:p>1493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4">
            <text:p>14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6">
            <text:p>1496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7">
            <text:p>1497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8">
            <text:p>1498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99">
            <text:p>1499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 table:number-rows-repeated="104707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10.01.2020</text:date>, <text:time>14:19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Testperson</meta:initial-creator>
    <meta:creation-date>2020-01-06T16:33:40.78</meta:creation-date>
    <dc:date>2020-01-10T14:19:16.34</dc:date>
    <dc:creator>Test Testperson</dc:creator>
    <meta:editing-duration>PT28M32S</meta:editing-duration>
    <meta:editing-cycles>4</meta:editing-cycles>
    <meta:generator>OpenOffice/4.1.6$Win32 OpenOffice.org_project/416m1$Build-9790</meta:generator>
    <meta:document-statistic meta:table-count="3" meta:cell-count="4503" meta:object-count="0"/>
  </office:meta>
</office:document-meta>
</file>